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1T17:04:03.474389305</dc:date>
    <meta:editing-duration>P75DT7H30M46S</meta:editing-duration>
    <meta:editing-cycles>1612</meta:editing-cycles>
    <meta:generator>LibreOffice/6.0.7.3$Linux_X86_64 LibreOffice_project/00m0$Build-3</meta:generator>
    <dc:creator>James Petts</dc:creator>
    <meta:document-statistic meta:table-count="3" meta:cell-count="4997" meta:object-count="0"/>
  </office:meta>
</office:document-meta>
</file>